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5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ends march 31</text:p>
          </table:table-cell>
          <table:table-cell table:number-columns-repeated="7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ends june 30</text:p>
          </table:table-cell>
          <table:table-cell table:number-columns-repeated="7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ends september 30</text:p>
          </table:table-cell>
          <table:table-cell table:number-columns-repeated="7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ends december 31</text:p>
          </table:table-cell>
          <table:table-cell table:number-columns-repeated="7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number-columns-repeated="1000" table:default-cell-style-name="Default"/>
        <table:table-row table:style-name="ro1">
          <table:table-cell/>
          <table:table-cell office:value-type="string" calcext:value-type="string">
            <text:p>Q319</text:p>
          </table:table-cell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table:style-name="Default"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4"/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roduct R</text:p>
          </table:table-cell>
          <table:table-cell table:number-columns-repeated="4"/>
          <table:table-cell office:value-type="float" office:value="16631" calcext:value-type="float">
            <text:p>16,631</text:p>
          </table:table-cell>
          <table:table-cell office:value-type="float" office:value="20779" calcext:value-type="float">
            <text:p>20,779</text:p>
          </table:table-cell>
          <table:table-cell office:value-type="float" office:value="17366" calcext:value-type="float">
            <text:p>17,366</text:p>
          </table:table-cell>
          <table:table-cell table:formula="of:=+[.W2]-[.H2]-[.G2]-[.F2]" office:value-type="float" office:value="17956" calcext:value-type="float">
            <text:p>17956</text:p>
          </table:table-cell>
          <table:table-cell office:value-type="float" office:value="15741" calcext:value-type="float">
            <text:p>15,741</text:p>
          </table:table-cell>
          <table:table-cell office:value-type="float" office:value="16517" calcext:value-type="float">
            <text:p>16,517</text:p>
          </table:table-cell>
          <table:table-cell office:value-type="float" office:value="15588" calcext:value-type="float">
            <text:p>15,588</text:p>
          </table:table-cell>
          <table:table-cell table:style-name="ce1" table:formula="of:=+[.X2]-[.L2]-[.K2]-[.J2]" office:value-type="float" office:value="16823" calcext:value-type="float">
            <text:p>16,823</text:p>
          </table:table-cell>
          <table:table-cell table:number-columns-repeated="8"/>
          <table:table-cell office:value-type="float" office:value="71074" calcext:value-type="float">
            <text:p>71,074</text:p>
          </table:table-cell>
          <table:table-cell office:value-type="float" office:value="72732" calcext:value-type="float">
            <text:p>72,732</text:p>
          </table:table-cell>
          <table:table-cell office:value-type="float" office:value="64669" calcext:value-type="float">
            <text:p>64,6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</text:p>
          </table:table-cell>
          <table:table-cell table:number-columns-repeated="4"/>
          <table:table-cell office:value-type="float" office:value="28686" calcext:value-type="float">
            <text:p>28,686</text:p>
          </table:table-cell>
          <table:table-cell office:value-type="float" office:value="30949" calcext:value-type="float">
            <text:p>30,949</text:p>
          </table:table-cell>
          <table:table-cell office:value-type="float" office:value="31994" calcext:value-type="float">
            <text:p>31,994</text:p>
          </table:table-cell>
          <table:table-cell table:formula="of:=+[.W3]-[.H3]-[.G3]-[.F3]" office:value-type="float" office:value="33909" calcext:value-type="float">
            <text:p>33909</text:p>
          </table:table-cell>
          <table:table-cell office:value-type="float" office:value="34381" calcext:value-type="float">
            <text:p>34,381</text:p>
          </table:table-cell>
          <table:table-cell office:value-type="float" office:value="36230" calcext:value-type="float">
            <text:p>36,230</text:p>
          </table:table-cell>
          <table:table-cell office:value-type="float" office:value="37269" calcext:value-type="float">
            <text:p>37,269</text:p>
          </table:table-cell>
          <table:table-cell table:style-name="ce1" table:formula="of:=+[.X3]-[.L3]-[.K3]-[.J3]" office:value-type="float" office:value="39336" calcext:value-type="float">
            <text:p>39,336</text:p>
          </table:table-cell>
          <table:table-cell table:number-columns-repeated="8"/>
          <table:table-cell office:value-type="float" office:value="97014" calcext:value-type="float">
            <text:p>97,014</text:p>
          </table:table-cell>
          <table:table-cell office:value-type="float" office:value="125538" calcext:value-type="float">
            <text:p>125,538</text:p>
          </table:table-cell>
          <table:table-cell office:value-type="float" office:value="147216" calcext:value-type="float">
            <text:p>147,2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  <table:table-cell table:formula="of:=+[.F3]+[.F2]" office:value-type="float" office:value="45317" calcext:value-type="float">
            <text:p>45,317</text:p>
          </table:table-cell>
          <table:table-cell table:formula="of:=+[.G3]+[.G2]" office:value-type="float" office:value="51728" calcext:value-type="float">
            <text:p>51,728</text:p>
          </table:table-cell>
          <table:table-cell table:formula="of:=+[.H3]+[.H2]" office:value-type="float" office:value="49360" calcext:value-type="float">
            <text:p>49,360</text:p>
          </table:table-cell>
          <table:table-cell table:formula="of:=+[.W4]-[.H4]-[.G4]-[.F4]" office:value-type="float" office:value="51865" calcext:value-type="float">
            <text:p>51865</text:p>
          </table:table-cell>
          <table:table-cell table:formula="of:=+[.J3]+[.J2]" office:value-type="float" office:value="50122" calcext:value-type="float">
            <text:p>50,122</text:p>
          </table:table-cell>
          <table:table-cell table:formula="of:=+[.K3]+[.K2]" office:value-type="float" office:value="52747" calcext:value-type="float">
            <text:p>52,747</text:p>
          </table:table-cell>
          <table:table-cell table:formula="of:=+[.L3]+[.L2]" office:value-type="float" office:value="52857" calcext:value-type="float">
            <text:p>52,857</text:p>
          </table:table-cell>
          <table:table-cell table:style-name="ce1" table:formula="of:=+[.X4]-[.L4]-[.K4]-[.J4]" office:value-type="float" office:value="56159" calcext:value-type="float">
            <text:p>56,159</text:p>
          </table:table-cell>
          <table:table-cell table:number-columns-repeated="8"/>
          <table:table-cell table:formula="of:=+[.V3]+[.V2]" office:value-type="float" office:value="168088" calcext:value-type="float">
            <text:p>168,088</text:p>
          </table:table-cell>
          <table:table-cell table:formula="of:=+[.W3]+[.W2]" office:value-type="float" office:value="198270" calcext:value-type="float">
            <text:p>198,270</text:p>
          </table:table-cell>
          <table:table-cell table:formula="of:=+[.X3]+[.X2]" office:value-type="float" office:value="211885" calcext:value-type="float">
            <text:p>211,88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Product</text:p>
          </table:table-cell>
          <table:table-cell table:number-columns-repeated="4"/>
          <table:table-cell office:value-type="float" office:value="3792" calcext:value-type="float">
            <text:p>3,792</text:p>
          </table:table-cell>
          <table:table-cell office:value-type="float" office:value="6331" calcext:value-type="float">
            <text:p>6,331</text:p>
          </table:table-cell>
          <table:table-cell office:value-type="float" office:value="4584" calcext:value-type="float">
            <text:p>4,584</text:p>
          </table:table-cell>
          <table:table-cell table:formula="of:=+[.W5]-[.H5]-[.G5]-[.F5]" office:value-type="float" office:value="4357" calcext:value-type="float">
            <text:p>4357</text:p>
          </table:table-cell>
          <table:table-cell office:value-type="float" office:value="4302" calcext:value-type="float">
            <text:p>4,302</text:p>
          </table:table-cell>
          <table:table-cell office:value-type="float" office:value="5690" calcext:value-type="float">
            <text:p>5,690</text:p>
          </table:table-cell>
          <table:table-cell office:value-type="float" office:value="3941" calcext:value-type="float">
            <text:p>3,941</text:p>
          </table:table-cell>
          <table:table-cell table:style-name="ce1" table:formula="of:=+[.X5]-[.L5]-[.K5]-[.J5]" office:value-type="float" office:value="3871" calcext:value-type="float">
            <text:p>3,871</text:p>
          </table:table-cell>
          <table:table-cell table:number-columns-repeated="8"/>
          <table:table-cell office:value-type="float" office:value="18219" calcext:value-type="float">
            <text:p>18,219</text:p>
          </table:table-cell>
          <table:table-cell office:value-type="float" office:value="19064" calcext:value-type="float">
            <text:p>19,064</text:p>
          </table:table-cell>
          <table:table-cell office:value-type="float" office:value="17804" calcext:value-type="float">
            <text:p>17,8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 Service</text:p>
          </table:table-cell>
          <table:table-cell table:number-columns-repeated="4"/>
          <table:table-cell office:value-type="float" office:value="9854" calcext:value-type="float">
            <text:p>9,854</text:p>
          </table:table-cell>
          <table:table-cell office:value-type="float" office:value="10629" calcext:value-type="float">
            <text:p>10,629</text:p>
          </table:table-cell>
          <table:table-cell office:value-type="float" office:value="11031" calcext:value-type="float">
            <text:p>11,031</text:p>
          </table:table-cell>
          <table:table-cell table:formula="of:=+[.W6]-[.H6]-[.G6]-[.F6]" office:value-type="float" office:value="12072" calcext:value-type="float">
            <text:p>12072</text:p>
          </table:table-cell>
          <table:table-cell office:value-type="float" office:value="11150" calcext:value-type="float">
            <text:p>11,150</text:p>
          </table:table-cell>
          <table:table-cell office:value-type="float" office:value="11798" calcext:value-type="float">
            <text:p>11,798</text:p>
          </table:table-cell>
          <table:table-cell office:value-type="float" office:value="12187" calcext:value-type="float">
            <text:p>12,187</text:p>
          </table:table-cell>
          <table:table-cell table:style-name="ce1" table:formula="of:=+[.X6]-[.L6]-[.K6]-[.J6]" office:value-type="float" office:value="12924" calcext:value-type="float">
            <text:p>12,924</text:p>
          </table:table-cell>
          <table:table-cell table:number-columns-repeated="8"/>
          <table:table-cell office:value-type="float" office:value="34013" calcext:value-type="float">
            <text:p>34,013</text:p>
          </table:table-cell>
          <table:table-cell office:value-type="float" office:value="43586" calcext:value-type="float">
            <text:p>43,586</text:p>
          </table:table-cell>
          <table:table-cell office:value-type="float" office:value="48059" calcext:value-type="float">
            <text:p>48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</text:p>
          </table:table-cell>
          <table:table-cell table:number-columns-repeated="4"/>
          <table:table-cell table:formula="of:=+[.F6]+[.F5]" office:value-type="float" office:value="13646" calcext:value-type="float">
            <text:p>13,646</text:p>
          </table:table-cell>
          <table:table-cell table:formula="of:=+[.G6]+[.G5]" office:value-type="float" office:value="16960" calcext:value-type="float">
            <text:p>16,960</text:p>
          </table:table-cell>
          <table:table-cell table:formula="of:=+[.H6]+[.H5]" office:value-type="float" office:value="15615" calcext:value-type="float">
            <text:p>15,615</text:p>
          </table:table-cell>
          <table:table-cell table:formula="of:=+[.W7]-[.H7]-[.G7]-[.F7]" office:value-type="float" office:value="16429" calcext:value-type="float">
            <text:p>16429</text:p>
          </table:table-cell>
          <table:table-cell table:formula="of:=+[.J6]+[.J5]" office:value-type="float" office:value="15452" calcext:value-type="float">
            <text:p>15,452</text:p>
          </table:table-cell>
          <table:table-cell table:formula="of:=+[.K6]+[.K5]" office:value-type="float" office:value="17488" calcext:value-type="float">
            <text:p>17,488</text:p>
          </table:table-cell>
          <table:table-cell table:formula="of:=+[.L6]+[.L5]" office:value-type="float" office:value="16128" calcext:value-type="float">
            <text:p>16,128</text:p>
          </table:table-cell>
          <table:table-cell table:style-name="ce1" table:formula="of:=+[.X7]-[.L7]-[.K7]-[.J7]" office:value-type="float" office:value="16795" calcext:value-type="float">
            <text:p>16,795</text:p>
          </table:table-cell>
          <table:table-cell table:number-columns-repeated="8"/>
          <table:table-cell table:formula="of:=+[.V6]+[.V5]" office:value-type="float" office:value="52232" calcext:value-type="float">
            <text:p>52,232</text:p>
          </table:table-cell>
          <table:table-cell table:formula="of:=+[.W6]+[.W5]" office:value-type="float" office:value="62650" calcext:value-type="float">
            <text:p>62,650</text:p>
          </table:table-cell>
          <table:table-cell table:formula="of:=+[.X6]+[.X5]" office:value-type="float" office:value="65863" calcext:value-type="float">
            <text:p>65,8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4"/>
          <table:table-cell table:formula="of:=+[.F4]-[.F7]" office:value-type="float" office:value="31671" calcext:value-type="float">
            <text:p>31,671</text:p>
          </table:table-cell>
          <table:table-cell table:formula="of:=+[.G4]-[.G7]" office:value-type="float" office:value="34768" calcext:value-type="float">
            <text:p>34,768</text:p>
          </table:table-cell>
          <table:table-cell table:formula="of:=+[.H4]-[.H7]" office:value-type="float" office:value="33745" calcext:value-type="float">
            <text:p>33,745</text:p>
          </table:table-cell>
          <table:table-cell table:formula="of:=+[.W8]-[.H8]-[.G8]-[.F8]" office:value-type="float" office:value="35436" calcext:value-type="float">
            <text:p>35436</text:p>
          </table:table-cell>
          <table:table-cell table:formula="of:=+[.J4]-[.J7]" office:value-type="float" office:value="34670" calcext:value-type="float">
            <text:p>34,670</text:p>
          </table:table-cell>
          <table:table-cell table:formula="of:=+[.K4]-[.K7]" office:value-type="float" office:value="35259" calcext:value-type="float">
            <text:p>35,259</text:p>
          </table:table-cell>
          <table:table-cell table:formula="of:=+[.L4]-[.L7]" office:value-type="float" office:value="36729" calcext:value-type="float">
            <text:p>36,729</text:p>
          </table:table-cell>
          <table:table-cell table:style-name="ce1" table:formula="of:=+[.X8]-[.L8]-[.K8]-[.J8]" office:value-type="float" office:value="39364" calcext:value-type="float">
            <text:p>39,364</text:p>
          </table:table-cell>
          <table:table-cell table:number-columns-repeated="8"/>
          <table:table-cell table:formula="of:=+[.V4]-[.V7]" office:value-type="float" office:value="115856" calcext:value-type="float">
            <text:p>115,856</text:p>
          </table:table-cell>
          <table:table-cell table:formula="of:=+[.W4]-[.W7]" office:value-type="float" office:value="135620" calcext:value-type="float">
            <text:p>135,620</text:p>
          </table:table-cell>
          <table:table-cell table:formula="of:=+[.X4]-[.X7]" office:value-type="float" office:value="146022" calcext:value-type="float">
            <text:p>146,0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4"/>
          <table:table-cell office:value-type="float" office:value="5599" calcext:value-type="float">
            <text:p>5,599</text:p>
          </table:table-cell>
          <table:table-cell office:value-type="float" office:value="5758" calcext:value-type="float">
            <text:p>5,758</text:p>
          </table:table-cell>
          <table:table-cell office:value-type="float" office:value="6306" calcext:value-type="float">
            <text:p>6,306</text:p>
          </table:table-cell>
          <table:table-cell table:formula="of:=+[.W9]-[.H9]-[.G9]-[.F9]" office:value-type="float" office:value="6849" calcext:value-type="float">
            <text:p>6849</text:p>
          </table:table-cell>
          <table:table-cell office:value-type="float" office:value="6628" calcext:value-type="float">
            <text:p>6,628</text:p>
          </table:table-cell>
          <table:table-cell office:value-type="float" office:value="6844" calcext:value-type="float">
            <text:p>6,844</text:p>
          </table:table-cell>
          <table:table-cell office:value-type="float" office:value="6984" calcext:value-type="float">
            <text:p>6,984</text:p>
          </table:table-cell>
          <table:table-cell table:style-name="ce1" table:formula="of:=+[.X9]-[.L9]-[.K9]-[.J9]" office:value-type="float" office:value="6709" calcext:value-type="float">
            <text:p>6,709</text:p>
          </table:table-cell>
          <table:table-cell table:number-columns-repeated="8"/>
          <table:table-cell office:value-type="float" office:value="20716" calcext:value-type="float">
            <text:p>20,716</text:p>
          </table:table-cell>
          <table:table-cell office:value-type="float" office:value="24512" calcext:value-type="float">
            <text:p>24,512</text:p>
          </table:table-cell>
          <table:table-cell office:value-type="float" office:value="27165" calcext:value-type="float">
            <text:p>27,1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&amp;M</text:p>
          </table:table-cell>
          <table:table-cell table:number-columns-repeated="4"/>
          <table:table-cell office:value-type="float" office:value="4547" calcext:value-type="float">
            <text:p>4,547</text:p>
          </table:table-cell>
          <table:table-cell office:value-type="float" office:value="5379" calcext:value-type="float">
            <text:p>5,379</text:p>
          </table:table-cell>
          <table:table-cell office:value-type="float" office:value="5595" calcext:value-type="float">
            <text:p>5,595</text:p>
          </table:table-cell>
          <table:table-cell table:formula="of:=+[.W10]-[.H10]-[.G10]-[.F10]" office:value-type="float" office:value="6304" calcext:value-type="float">
            <text:p>6304</text:p>
          </table:table-cell>
          <table:table-cell office:value-type="float" office:value="5126" calcext:value-type="float">
            <text:p>5,126</text:p>
          </table:table-cell>
          <table:table-cell office:value-type="float" office:value="5679" calcext:value-type="float">
            <text:p>5,679</text:p>
          </table:table-cell>
          <table:table-cell office:value-type="float" office:value="5750" calcext:value-type="float">
            <text:p>5,750</text:p>
          </table:table-cell>
          <table:table-cell table:style-name="ce1" table:formula="of:=+[.X10]-[.L10]-[.K10]-[.J10]" office:value-type="float" office:value="6204" calcext:value-type="float">
            <text:p>6,204</text:p>
          </table:table-cell>
          <table:table-cell table:number-columns-repeated="8"/>
          <table:table-cell office:value-type="float" office:value="20117" calcext:value-type="float">
            <text:p>20,117</text:p>
          </table:table-cell>
          <table:table-cell office:value-type="float" office:value="21825" calcext:value-type="float">
            <text:p>21,825</text:p>
          </table:table-cell>
          <table:table-cell office:value-type="float" office:value="22759" calcext:value-type="float">
            <text:p>22,7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&amp;A</text:p>
          </table:table-cell>
          <table:table-cell table:number-columns-repeated="4"/>
          <table:table-cell office:value-type="float" office:value="1287" calcext:value-type="float">
            <text:p>1,287</text:p>
          </table:table-cell>
          <table:table-cell office:value-type="float" office:value="1384" calcext:value-type="float">
            <text:p>1,384</text:p>
          </table:table-cell>
          <table:table-cell office:value-type="float" office:value="1480" calcext:value-type="float">
            <text:p>1,480</text:p>
          </table:table-cell>
          <table:table-cell table:formula="of:=+[.W11]-[.H11]-[.G11]-[.F11]" office:value-type="float" office:value="1749" calcext:value-type="float">
            <text:p>1749</text:p>
          </table:table-cell>
          <table:table-cell office:value-type="float" office:value="1398" calcext:value-type="float">
            <text:p>1,398</text:p>
          </table:table-cell>
          <table:table-cell office:value-type="float" office:value="2337" calcext:value-type="float">
            <text:p>2,337</text:p>
          </table:table-cell>
          <table:table-cell office:value-type="float" office:value="1643" calcext:value-type="float">
            <text:p>1,643</text:p>
          </table:table-cell>
          <table:table-cell table:style-name="ce1" table:formula="of:=+[.X11]-[.L11]-[.K11]-[.J11]" office:value-type="float" office:value="2197" calcext:value-type="float">
            <text:p>2,197</text:p>
          </table:table-cell>
          <table:table-cell table:number-columns-repeated="8"/>
          <table:table-cell office:value-type="float" office:value="5107" calcext:value-type="float">
            <text:p>5,107</text:p>
          </table:table-cell>
          <table:table-cell office:value-type="float" office:value="5900" calcext:value-type="float">
            <text:p>5,900</text:p>
          </table:table-cell>
          <table:table-cell office:value-type="float" office:value="7575" calcext:value-type="float">
            <text:p>7,5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4"/>
          <table:table-cell table:formula="of:=+[.F8]-[.F9]-[.F10]-[.F11]" office:value-type="float" office:value="20238" calcext:value-type="float">
            <text:p>20,238</text:p>
          </table:table-cell>
          <table:table-cell table:formula="of:=+[.G8]-[.G9]-[.G10]-[.G11]" office:value-type="float" office:value="22247" calcext:value-type="float">
            <text:p>22,247</text:p>
          </table:table-cell>
          <table:table-cell table:formula="of:=+[.H8]-[.H9]-[.H10]-[.H11]" office:value-type="float" office:value="20364" calcext:value-type="float">
            <text:p>20,364</text:p>
          </table:table-cell>
          <table:table-cell table:formula="of:=+[.W12]-[.H12]-[.G12]-[.F12]" office:value-type="float" office:value="20534" calcext:value-type="float">
            <text:p>20534</text:p>
          </table:table-cell>
          <table:table-cell table:formula="of:=+[.J8]-[.J9]-[.J10]-[.J11]" office:value-type="float" office:value="21518" calcext:value-type="float">
            <text:p>21,518</text:p>
          </table:table-cell>
          <table:table-cell table:formula="of:=+[.K8]-[.K9]-[.K10]-[.K11]" office:value-type="float" office:value="20399" calcext:value-type="float">
            <text:p>20,399</text:p>
          </table:table-cell>
          <table:table-cell table:formula="of:=+[.L8]-[.L9]-[.L10]-[.L11]" office:value-type="float" office:value="22352" calcext:value-type="float">
            <text:p>22,352</text:p>
          </table:table-cell>
          <table:table-cell table:style-name="ce1" table:formula="of:=+[.X12]-[.L12]-[.K12]-[.J12]" office:value-type="float" office:value="24254" calcext:value-type="float">
            <text:p>24,254</text:p>
          </table:table-cell>
          <table:table-cell table:number-columns-repeated="8"/>
          <table:table-cell table:formula="of:=+[.V8]-[.V9]-[.V10]-[.V11]" office:value-type="float" office:value="69916" calcext:value-type="float">
            <text:p>69,916</text:p>
          </table:table-cell>
          <table:table-cell table:formula="of:=+[.W8]-[.W9]-[.W10]-[.W11]" office:value-type="float" office:value="83383" calcext:value-type="float">
            <text:p>83,383</text:p>
          </table:table-cell>
          <table:table-cell table:formula="of:=+[.X8]-[.X9]-[.X10]-[.X11]" office:value-type="float" office:value="88523" calcext:value-type="float">
            <text:p>88,5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268" calcext:value-type="float">
            <text:p>268</text:p>
          </table:table-cell>
          <table:table-cell office:value-type="float" office:value="-174" calcext:value-type="float">
            <text:p>-174</text:p>
          </table:table-cell>
          <table:table-cell table:formula="of:=+[.W13]-[.H13]-[.G13]-[.F13]" office:value-type="float" office:value="-47" calcext:value-type="float">
            <text:p>-47</text:p>
          </table:table-cell>
          <table:table-cell office:value-type="float" office:value="54" calcext:value-type="float">
            <text:p>54</text:p>
          </table:table-cell>
          <table:table-cell office:value-type="float" office:value="-60" calcext:value-type="float">
            <text:p>-60</text:p>
          </table:table-cell>
          <table:table-cell office:value-type="float" office:value="321" calcext:value-type="float">
            <text:p>321</text:p>
          </table:table-cell>
          <table:table-cell table:style-name="ce1" table:formula="of:=+[.X13]-[.L13]-[.K13]-[.J13]" office:value-type="float" office:value="473" calcext:value-type="float">
            <text:p>473</text:p>
          </table:table-cell>
          <table:table-cell table:number-columns-repeated="8"/>
          <table:table-cell office:value-type="float" office:value="1186" calcext:value-type="float">
            <text:p>1,186</text:p>
          </table:table-cell>
          <table:table-cell office:value-type="float" office:value="333" calcext:value-type="float">
            <text:p>333</text:p>
          </table:table-cell>
          <table:table-cell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come befor Tax</text:p>
          </table:table-cell>
          <table:table-cell table:number-columns-repeated="4"/>
          <table:table-cell table:formula="of:=+[.F12]+[.F13]" office:value-type="float" office:value="20524" calcext:value-type="float">
            <text:p>20,524</text:p>
          </table:table-cell>
          <table:table-cell table:formula="of:=+[.G12]+[.G13]" office:value-type="float" office:value="22515" calcext:value-type="float">
            <text:p>22,515</text:p>
          </table:table-cell>
          <table:table-cell table:formula="of:=+[.H12]+[.H13]" office:value-type="float" office:value="20190" calcext:value-type="float">
            <text:p>20,190</text:p>
          </table:table-cell>
          <table:table-cell table:formula="of:=+[.W14]-[.H14]-[.G14]-[.F14]" office:value-type="float" office:value="20487" calcext:value-type="float">
            <text:p>20487</text:p>
          </table:table-cell>
          <table:table-cell table:formula="of:=+[.J12]+[.J13]" office:value-type="float" office:value="21572" calcext:value-type="float">
            <text:p>21,572</text:p>
          </table:table-cell>
          <table:table-cell table:formula="of:=+[.K12]+[.K13]" office:value-type="float" office:value="20339" calcext:value-type="float">
            <text:p>20,339</text:p>
          </table:table-cell>
          <table:table-cell table:formula="of:=+[.L12]+[.L13]" office:value-type="float" office:value="22673" calcext:value-type="float">
            <text:p>22,673</text:p>
          </table:table-cell>
          <table:table-cell table:style-name="ce1" table:formula="of:=+[.X14]-[.L14]-[.K14]-[.J14]" office:value-type="float" office:value="24727" calcext:value-type="float">
            <text:p>24,727</text:p>
          </table:table-cell>
          <table:table-cell table:number-columns-repeated="8"/>
          <table:table-cell table:formula="of:=+[.V12]+[.V13]" office:value-type="float" office:value="71102" calcext:value-type="float">
            <text:p>71,102</text:p>
          </table:table-cell>
          <table:table-cell table:formula="of:=+[.W12]+[.W13]" office:value-type="float" office:value="83716" calcext:value-type="float">
            <text:p>83,716</text:p>
          </table:table-cell>
          <table:table-cell table:formula="of:=+[.X12]+[.X13]" office:value-type="float" office:value="89311" calcext:value-type="float">
            <text:p>89,3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750" calcext:value-type="float">
            <text:p>3,750</text:p>
          </table:table-cell>
          <table:table-cell office:value-type="float" office:value="3462" calcext:value-type="float">
            <text:p>3,462</text:p>
          </table:table-cell>
          <table:table-cell table:formula="of:=+[.W15]-[.H15]-[.G15]-[.F15]" office:value-type="float" office:value="3747" calcext:value-type="float">
            <text:p>3747</text:p>
          </table:table-cell>
          <table:table-cell office:value-type="float" office:value="4016" calcext:value-type="float">
            <text:p>4,016</text:p>
          </table:table-cell>
          <table:table-cell office:value-type="float" office:value="3914" calcext:value-type="float">
            <text:p>3,914</text:p>
          </table:table-cell>
          <table:table-cell office:value-type="float" office:value="4374" calcext:value-type="float">
            <text:p>4,374</text:p>
          </table:table-cell>
          <table:table-cell table:style-name="ce1" table:formula="of:=+[.X15]-[.L15]-[.K15]-[.J15]" office:value-type="float" office:value="4646" calcext:value-type="float">
            <text:p>4,646</text:p>
          </table:table-cell>
          <table:table-cell table:number-columns-repeated="8"/>
          <table:table-cell office:value-type="float" office:value="9831" calcext:value-type="float">
            <text:p>9,831</text:p>
          </table:table-cell>
          <table:table-cell office:value-type="float" office:value="10978" calcext:value-type="float">
            <text:p>10,978</text:p>
          </table:table-cell>
          <table:table-cell office:value-type="float" office:value="16950" calcext:value-type="float">
            <text:p>16,9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table:formula="of:=+[.F14]-[.F15]" office:value-type="float" office:value="20505" calcext:value-type="float">
            <text:p>20,505</text:p>
          </table:table-cell>
          <table:table-cell table:formula="of:=+[.G14]-[.G15]" office:value-type="float" office:value="18765" calcext:value-type="float">
            <text:p>18,765</text:p>
          </table:table-cell>
          <table:table-cell table:formula="of:=+[.H14]-[.H15]" office:value-type="float" office:value="16728" calcext:value-type="float">
            <text:p>16,728</text:p>
          </table:table-cell>
          <table:table-cell table:formula="of:=+[.W16]-[.H16]-[.G16]-[.F16]" office:value-type="float" office:value="16740" calcext:value-type="float">
            <text:p>16740</text:p>
          </table:table-cell>
          <table:table-cell table:formula="of:=+[.J14]-[.J15]" office:value-type="float" office:value="17556" calcext:value-type="float">
            <text:p>17,556</text:p>
          </table:table-cell>
          <table:table-cell table:formula="of:=+[.K14]-[.K15]" office:value-type="float" office:value="16425" calcext:value-type="float">
            <text:p>16,425</text:p>
          </table:table-cell>
          <table:table-cell table:formula="of:=+[.L14]-[.L15]" office:value-type="float" office:value="18299" calcext:value-type="float">
            <text:p>18,299</text:p>
          </table:table-cell>
          <table:table-cell table:style-name="ce1" table:formula="of:=+[.X16]-[.L16]-[.K16]-[.J16]" office:value-type="float" office:value="20081" calcext:value-type="float">
            <text:p>20,081</text:p>
          </table:table-cell>
          <table:table-cell table:number-columns-repeated="8"/>
          <table:table-cell table:formula="of:=+[.V14]-[.V15]" office:value-type="float" office:value="61271" calcext:value-type="float">
            <text:p>61,271</text:p>
          </table:table-cell>
          <table:table-cell table:formula="of:=+[.W14]-[.W15]" office:value-type="float" office:value="72738" calcext:value-type="float">
            <text:p>72,738</text:p>
          </table:table-cell>
          <table:table-cell table:formula="of:=+[.X14]-[.X15]"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4"/>
          <table:table-cell office:value-type="float" office:value="7513" calcext:value-type="float">
            <text:p>7,513</text:p>
          </table:table-cell>
          <table:table-cell office:value-type="float" office:value="7505" calcext:value-type="float">
            <text:p>7,505</text:p>
          </table:table-cell>
          <table:table-cell office:value-type="float" office:value="7493" calcext:value-type="float">
            <text:p>7,493</text:p>
          </table:table-cell>
          <table:table-cell table:style-name="ce1" office:value-type="float" office:value="7496" calcext:value-type="float">
            <text:p>7,496</text:p>
          </table:table-cell>
          <table:table-cell office:value-type="float" office:value="7457" calcext:value-type="float">
            <text:p>7,457</text:p>
          </table:table-cell>
          <table:table-cell office:value-type="float" office:value="7451" calcext:value-type="float">
            <text:p>7,451</text:p>
          </table:table-cell>
          <table:table-cell office:value-type="float" office:value="7441" calcext:value-type="float">
            <text:p>7,441</text:p>
          </table:table-cell>
          <table:table-cell table:style-name="ce1" office:value-type="float" office:value="7446" calcext:value-type="float">
            <text:p>7,446</text:p>
          </table:table-cell>
          <table:table-cell table:number-columns-repeated="8"/>
          <table:table-cell office:value-type="float" office:value="7547" calcext:value-type="float">
            <text:p>7,547</text:p>
          </table:table-cell>
          <table:table-cell office:value-type="float" office:value="7496" calcext:value-type="float">
            <text:p>7,496</text:p>
          </table:table-cell>
          <table:table-cell office:value-type="float" office:value="7446" calcext:value-type="float">
            <text:p>7,4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4"/>
          <table:table-cell table:style-name="Default" table:formula="of:=+[.F16]/[.F17]" office:value-type="float" office:value="2.72926926660455" calcext:value-type="float">
            <text:p>2.72926926660455</text:p>
          </table:table-cell>
          <table:table-cell table:style-name="Default" table:formula="of:=+[.G16]/[.G17]" office:value-type="float" office:value="2.50033311125916" calcext:value-type="float">
            <text:p>2.50033311125916</text:p>
          </table:table-cell>
          <table:table-cell table:style-name="Default" table:formula="of:=+[.H16]/[.H17]" office:value-type="float" office:value="2.23248365140798" calcext:value-type="float">
            <text:p>2.23248365140798</text:p>
          </table:table-cell>
          <table:table-cell table:formula="of:=+[.I16]/[.I17]" office:value-type="float" office:value="2.23319103521878" calcext:value-type="float">
            <text:p>2.23319103521878</text:p>
          </table:table-cell>
          <table:table-cell table:style-name="Default" table:formula="of:=+[.J16]/[.J17]" office:value-type="float" office:value="2.35429797505699" calcext:value-type="float">
            <text:p>2.35429797505699</text:p>
          </table:table-cell>
          <table:table-cell table:style-name="Default" table:formula="of:=+[.K16]/[.K17]" office:value-type="float" office:value="2.2044020936787" calcext:value-type="float">
            <text:p>2.2044020936787</text:p>
          </table:table-cell>
          <table:table-cell table:style-name="Default" table:formula="of:=+[.L16]/[.L17]" office:value-type="float" office:value="2.45921247144201" calcext:value-type="float">
            <text:p>2.45921247144201</text:p>
          </table:table-cell>
          <table:table-cell table:formula="of:=+[.M16]/[.M17]" office:value-type="float" office:value="2.69688423314531" calcext:value-type="float">
            <text:p>2.69688423314531</text:p>
          </table:table-cell>
          <table:table-cell table:number-columns-repeated="8"/>
          <table:table-cell table:style-name="Default" table:formula="of:=+[.V16]/[.V17]" office:value-type="float" office:value="8.11859016827879" calcext:value-type="float">
            <text:p>8.11859016827879</text:p>
          </table:table-cell>
          <table:table-cell table:style-name="Default" table:formula="of:=+[.W16]/[.W17]" office:value-type="float" office:value="9.70357524012807" calcext:value-type="float">
            <text:p>9.70357524012807</text:p>
          </table:table-cell>
          <table:table-cell table:style-name="Default" table:formula="of:=+[.X16]/[.X17]" office:value-type="float" office:value="9.7181036798281" calcext:value-type="float">
            <text:p>9.7181036798281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style-name="ce3" table:formula="of:=+[.W4]/[.V4]-1" office:value-type="percentage" office:value="0.179560706296702" calcext:value-type="percentage">
            <text:p>17.96%</text:p>
          </table:table-cell>
          <table:table-cell table:style-name="ce3" table:formula="of:=+[.X4]/[.W4]-1" office:value-type="percentage" office:value="0.0686689867352599" calcext:value-type="percentage">
            <text:p>6.8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4"/>
          <table:table-cell table:style-name="Default" table:number-columns-repeated="3"/>
          <table:table-cell/>
          <table:table-cell table:style-name="ce3" table:formula="of:=+[.J4]/[.F4]-1" office:value-type="percentage" office:value="0.106030849350133" calcext:value-type="percentage">
            <text:p>10.60%</text:p>
          </table:table-cell>
          <table:table-cell table:style-name="ce3" table:formula="of:=+[.K4]/[.G4]-1" office:value-type="percentage" office:value="0.0196991957933808" calcext:value-type="percentage">
            <text:p>1.97%</text:p>
          </table:table-cell>
          <table:table-cell table:style-name="ce3" table:formula="of:=+[.L4]/[.H4]-1" office:value-type="percentage" office:value="0.0708468395461912" calcext:value-type="percentage">
            <text:p>7.08%</text:p>
          </table:table-cell>
          <table:table-cell table:style-name="ce3" table:formula="of:=+[.M4]/[.I4]-1" office:value-type="percentage" office:value="0.0827918634917575" calcext:value-type="percentage">
            <text:p>8.28%</text:p>
          </table:table-cell>
          <table:table-cell table:number-columns-repeated="8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Product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2]/[.F2]-1" office:value-type="percentage" office:value="-0.0535145210751007" calcext:value-type="percentage">
            <text:p>-5.35%</text:p>
          </table:table-cell>
          <table:table-cell table:style-name="ce5" table:formula="of:=+[.K2]/[.G2]-1" office:value-type="percentage" office:value="-0.205110929303624" calcext:value-type="percentage">
            <text:p>-20.51%</text:p>
          </table:table-cell>
          <table:table-cell table:style-name="ce5" table:formula="of:=+[.L2]/[.H2]-1" office:value-type="percentage" office:value="-0.102383968674421" calcext:value-type="percentage">
            <text:p>-10.24%</text:p>
          </table:table-cell>
          <table:table-cell table:style-name="ce5" table:formula="of:=+[.M2]/[.I2]-1" office:value-type="percentage" office:value="-0.0630986856760971" calcext:value-type="percentage">
            <text:p>-6.31%</text:p>
          </table:table-cell>
          <table:table-cell office:value-type="string" calcext:value-type="string" table:number-columns-spanned="1" table:number-rows-spanned="2">
            <text:p>Product Revenue is declining and Service is increasing a lot</text:p>
          </table:table-cell>
          <table:table-cell table:number-columns-repeated="7"/>
          <table:table-cell table:style-name="Default"/>
          <table:table-cell table:style-name="ce3" table:formula="of:=+[.W2]/[.V2]-1" office:value-type="percentage" office:value="0.023327799195205" calcext:value-type="percentage">
            <text:p>2.33%</text:p>
          </table:table-cell>
          <table:table-cell table:style-name="ce3" table:formula="of:=+[.X2]/[.W2]-1" office:value-type="percentage" office:value="-0.110859044162129" calcext:value-type="percentage">
            <text:p>-11.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rvice R y/y</text:p>
          </table:table-cell>
          <table:table-cell table:number-columns-repeated="4"/>
          <table:table-cell table:style-name="Default" table:number-columns-repeated="3"/>
          <table:table-cell/>
          <table:table-cell table:style-name="ce5" table:formula="of:=+[.J3]/[.F3]-1" office:value-type="percentage" office:value="0.198528899114551" calcext:value-type="percentage">
            <text:p>19.85%</text:p>
          </table:table-cell>
          <table:table-cell table:style-name="ce5" table:formula="of:=+[.K3]/[.G3]-1" office:value-type="percentage" office:value="0.170635561730589" calcext:value-type="percentage">
            <text:p>17.06%</text:p>
          </table:table-cell>
          <table:table-cell table:style-name="ce5" table:formula="of:=+[.L3]/[.H3]-1" office:value-type="percentage" office:value="0.1648746639995" calcext:value-type="percentage">
            <text:p>16.49%</text:p>
          </table:table-cell>
          <table:table-cell table:style-name="ce5" table:formula="of:=+[.M3]/[.I3]-1" office:value-type="percentage" office:value="0.160046005485269" calcext:value-type="percentage">
            <text:p>16.00%</text:p>
          </table:table-cell>
          <table:covered-table-cell/>
          <table:table-cell table:number-columns-repeated="7"/>
          <table:table-cell table:style-name="Default"/>
          <table:table-cell table:style-name="ce3" table:formula="of:=+[.W3]/[.V3]-1" office:value-type="percentage" office:value="0.294019419877543" calcext:value-type="percentage">
            <text:p>29.40%</text:p>
          </table:table-cell>
          <table:table-cell table:style-name="ce3" table:formula="of:=+[.X3]/[.W3]-1" office:value-type="percentage" office:value="0.172680781914639" calcext:value-type="percentage">
            <text:p>17.27%</text:p>
          </table:table-cell>
          <table:table-cell table:number-columns-repeated="1000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  <table:table-cell table:style-name="Default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office:value-type="float" office:value="20505" calcext:value-type="float">
            <text:p>20,505</text:p>
          </table:table-cell>
          <table:table-cell office:value-type="float" office:value="18765" calcext:value-type="float">
            <text:p>18,765</text:p>
          </table:table-cell>
          <table:table-cell office:value-type="float" office:value="16728" calcext:value-type="float">
            <text:p>16,728</text:p>
          </table:table-cell>
          <table:table-cell/>
          <table:table-cell office:value-type="float" office:value="17556" calcext:value-type="float">
            <text:p>17,556</text:p>
          </table:table-cell>
          <table:table-cell office:value-type="float" office:value="16425" calcext:value-type="float">
            <text:p>16,425</text:p>
          </table:table-cell>
          <table:table-cell office:value-type="float" office:value="18299" calcext:value-type="float">
            <text:p>18,299</text:p>
          </table:table-cell>
          <table:table-cell table:number-columns-repeated="9"/>
          <table:table-cell office:value-type="float" office:value="61271" calcext:value-type="float">
            <text:p>61,271</text:p>
          </table:table-cell>
          <table:table-cell office:value-type="float" office:value="72738" calcext:value-type="float">
            <text:p>72,738</text:p>
          </table:table-cell>
          <table:table-cell office:value-type="float" office:value="72361" calcext:value-type="float">
            <text:p>72,3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4"/>
          <table:table-cell office:value-type="float" office:value="3212" calcext:value-type="float">
            <text:p>3,212</text:p>
          </table:table-cell>
          <table:table-cell office:value-type="float" office:value="3496" calcext:value-type="float">
            <text:p>3,496</text:p>
          </table:table-cell>
          <table:table-cell office:value-type="float" office:value="3773" calcext:value-type="float">
            <text:p>3,773</text:p>
          </table:table-cell>
          <table:table-cell/>
          <table:table-cell office:value-type="float" office:value="2790" calcext:value-type="float">
            <text:p>2,790</text:p>
          </table:table-cell>
          <table:table-cell office:value-type="float" office:value="3648" calcext:value-type="float">
            <text:p>3,648</text:p>
          </table:table-cell>
          <table:table-cell office:value-type="float" office:value="3549" calcext:value-type="float">
            <text:p>3,549</text:p>
          </table:table-cell>
          <table:table-cell table:number-columns-repeated="9"/>
          <table:table-cell office:value-type="float" office:value="11686" calcext:value-type="float">
            <text:p>11,686</text:p>
          </table:table-cell>
          <table:table-cell office:value-type="float" office:value="14460" calcext:value-type="float">
            <text:p>14,460</text:p>
          </table:table-cell>
          <table:table-cell office:value-type="float" office:value="13861" calcext:value-type="float">
            <text:p>13,8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compensation</text:p>
          </table:table-cell>
          <table:table-cell table:number-columns-repeated="4"/>
          <table:table-cell office:value-type="float" office:value="1702" calcext:value-type="float">
            <text:p>1,702</text:p>
          </table:table-cell>
          <table:table-cell office:value-type="float" office:value="1897" calcext:value-type="float">
            <text:p>1,897</text:p>
          </table:table-cell>
          <table:table-cell office:value-type="float" office:value="1906" calcext:value-type="float">
            <text:p>1,906</text:p>
          </table:table-cell>
          <table:table-cell/>
          <table:table-cell office:value-type="float" office:value="2192" calcext:value-type="float">
            <text:p>2,192</text:p>
          </table:table-cell>
          <table:table-cell office:value-type="float" office:value="2538" calcext:value-type="float">
            <text:p>2,538</text:p>
          </table:table-cell>
          <table:table-cell office:value-type="float" office:value="2465" calcext:value-type="float">
            <text:p>2,465</text:p>
          </table:table-cell>
          <table:table-cell table:number-columns-repeated="9"/>
          <table:table-cell office:value-type="float" office:value="6118" calcext:value-type="float">
            <text:p>6,118</text:p>
          </table:table-cell>
          <table:table-cell office:value-type="float" office:value="7502" calcext:value-type="float">
            <text:p>7,502</text:p>
          </table:table-cell>
          <table:table-cell office:value-type="float" office:value="9611" calcext:value-type="float">
            <text:p>9,6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turn on investments &amp; derivatives</text:p>
          </table:table-cell>
          <table:table-cell table:number-columns-repeated="4"/>
          <table:table-cell office:value-type="float" office:value="-364" calcext:value-type="float">
            <text:p>-364</text:p>
          </table:table-cell>
          <table:table-cell office:value-type="float" office:value="-307" calcext:value-type="float">
            <text:p>-30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214" calcext:value-type="float">
            <text:p>214</text:p>
          </table:table-cell>
          <table:table-cell office:value-type="float" office:value="-40" calcext:value-type="float">
            <text:p>-40</text:p>
          </table:table-cell>
          <table:table-cell table:number-columns-repeated="9"/>
          <table:table-cell office:value-type="float" office:value="-1249" calcext:value-type="float">
            <text:p>-1,249</text:p>
          </table:table-cell>
          <table:table-cell office:value-type="float" office:value="-409" calcext:value-type="float">
            <text:p>-409</text:p>
          </table:table-cell>
          <table:table-cell office:value-type="float" office:value="196" calcext:value-type="float">
            <text:p>1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ferred taxes</text:p>
          </table:table-cell>
          <table:table-cell table:number-columns-repeated="4"/>
          <table:table-cell office:value-type="float" office:value="-5970" calcext:value-type="float">
            <text:p>-5,970</text:p>
          </table:table-cell>
          <table:table-cell office:value-type="float" office:value="183" calcext:value-type="float">
            <text:p>183</text:p>
          </table:table-cell>
          <table:table-cell office:value-type="float" office:value="-198" calcext:value-type="float">
            <text:p>-198</text:p>
          </table:table-cell>
          <table:table-cell/>
          <table:table-cell office:value-type="float" office:value="-1191" calcext:value-type="float">
            <text:p>-1,191</text:p>
          </table:table-cell>
          <table:table-cell office:value-type="float" office:value="-1305" calcext:value-type="float">
            <text:p>-1,305</text:p>
          </table:table-cell>
          <table:table-cell office:value-type="float" office:value="-1675" calcext:value-type="float">
            <text:p>-1,675</text:p>
          </table:table-cell>
          <table:table-cell table:number-columns-repeated="9"/>
          <table:table-cell office:value-type="float" office:value="-150" calcext:value-type="float">
            <text:p>-150</text:p>
          </table:table-cell>
          <table:table-cell office:value-type="float" office:value="-5702" calcext:value-type="float">
            <text:p>-5,702</text:p>
          </table:table-cell>
          <table:table-cell office:value-type="float" office:value="-6059" calcext:value-type="float">
            <text:p>-6,0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Accounts rev</text:p>
          </table:table-cell>
          <table:table-cell table:number-columns-repeated="4"/>
          <table:table-cell office:value-type="float" office:value="10486" calcext:value-type="float">
            <text:p>10,486</text:p>
          </table:table-cell>
          <table:table-cell office:value-type="float" office:value="-5543" calcext:value-type="float">
            <text:p>-5,54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11729" calcext:value-type="float">
            <text:p>11,729</text:p>
          </table:table-cell>
          <table:table-cell office:value-type="float" office:value="-3164" calcext:value-type="float">
            <text:p>-3,164</text:p>
          </table:table-cell>
          <table:table-cell office:value-type="float" office:value="-1408" calcext:value-type="float">
            <text:p>-1,408</text:p>
          </table:table-cell>
          <table:table-cell table:number-columns-repeated="9"/>
          <table:table-cell office:value-type="float" office:value="-6481" calcext:value-type="float">
            <text:p>-6,481</text:p>
          </table:table-cell>
          <table:table-cell office:value-type="float" office:value="-6834" calcext:value-type="float">
            <text:p>-6,834</text:p>
          </table:table-cell>
          <table:table-cell office:value-type="float" office:value="-4087" calcext:value-type="float">
            <text:p>-4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inventories</text:p>
          </table:table-cell>
          <table:table-cell table:number-columns-repeated="4"/>
          <table:table-cell office:value-type="float" office:value="-777" calcext:value-type="float">
            <text:p>-777</text:p>
          </table:table-cell>
          <table:table-cell office:value-type="float" office:value="394" calcext:value-type="float">
            <text:p>394</text:p>
          </table:table-cell>
          <table:table-cell office:value-type="float" office:value="-279" calcext:value-type="float">
            <text:p>-279</text:p>
          </table:table-cell>
          <table:table-cell/>
          <table:table-cell office:value-type="float" office:value="-543" calcext:value-type="float">
            <text:p>-543</text:p>
          </table:table-cell>
          <table:table-cell office:value-type="float" office:value="1305" calcext:value-type="float">
            <text:p>1,305</text:p>
          </table:table-cell>
          <table:table-cell office:value-type="float" office:value="106" calcext:value-type="float">
            <text:p>106</text:p>
          </table:table-cell>
          <table:table-cell table:number-columns-repeated="9"/>
          <table:table-cell office:value-type="float" office:value="-737" calcext:value-type="float">
            <text:p>-737</text:p>
          </table:table-cell>
          <table:table-cell office:value-type="float" office:value="-1123" calcext:value-type="float">
            <text:p>-1,123</text:p>
          </table:table-cell>
          <table:table-cell office:value-type="float" office:value="1242" calcext:value-type="float">
            <text:p>1,2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assets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830" calcext:value-type="float">
            <text:p>8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-332" calcext:value-type="float">
            <text:p>-332</text:p>
          </table:table-cell>
          <table:table-cell office:value-type="float" office:value="-392" calcext:value-type="float">
            <text:p>-392</text:p>
          </table:table-cell>
          <table:table-cell office:value-type="float" office:value="1152" calcext:value-type="float">
            <text:p>1,152</text:p>
          </table:table-cell>
          <table:table-cell table:number-columns-repeated="9"/>
          <table:table-cell office:value-type="float" office:value="-932" calcext:value-type="float">
            <text:p>-932</text:p>
          </table:table-cell>
          <table:table-cell office:value-type="float" office:value="-709" calcext:value-type="float">
            <text:p>-709</text:p>
          </table:table-cell>
          <table:table-cell office:value-type="float" office:value="-1991" calcext:value-type="float">
            <text:p>-1,9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long term assets</text:p>
          </table:table-cell>
          <table:table-cell table:number-columns-repeated="4"/>
          <table:table-cell office:value-type="float" office:value="-598" calcext:value-type="float">
            <text:p>-598</text:p>
          </table:table-cell>
          <table:table-cell office:value-type="float" office:value="-908" calcext:value-type="float">
            <text:p>-908</text:p>
          </table:table-cell>
          <table:table-cell office:value-type="float" office:value="-724" calcext:value-type="float">
            <text:p>-724</text:p>
          </table:table-cell>
          <table:table-cell/>
          <table:table-cell office:value-type="float" office:value="-666" calcext:value-type="float">
            <text:p>-666</text:p>
          </table:table-cell>
          <table:table-cell office:value-type="float" office:value="-65" calcext:value-type="float">
            <text:p>-65</text:p>
          </table:table-cell>
          <table:table-cell office:value-type="float" office:value="-554" calcext:value-type="float">
            <text:p>-554</text:p>
          </table:table-cell>
          <table:table-cell table:number-columns-repeated="9"/>
          <table:table-cell office:value-type="float" office:value="-3459" calcext:value-type="float">
            <text:p>-3,459</text:p>
          </table:table-cell>
          <table:table-cell office:value-type="float" office:value="-2805" calcext:value-type="float">
            <text:p>-2,805</text:p>
          </table:table-cell>
          <table:table-cell office:value-type="float" office:value="-2833" calcext:value-type="float">
            <text:p>-2,8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ccounts pay</text:p>
          </table:table-cell>
          <table:table-cell table:number-columns-repeated="4"/>
          <table:table-cell office:value-type="float" office:value="-471" calcext:value-type="float">
            <text:p>-471</text:p>
          </table:table-cell>
          <table:table-cell office:value-type="float" office:value="235" calcext:value-type="float">
            <text:p>235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1567" calcext:value-type="float">
            <text:p>-1,567</text:p>
          </table:table-cell>
          <table:table-cell office:value-type="float" office:value="-2058" calcext:value-type="float">
            <text:p>-2,058</text:p>
          </table:table-cell>
          <table:table-cell office:value-type="float" office:value="-407" calcext:value-type="float">
            <text:p>-407</text:p>
          </table:table-cell>
          <table:table-cell table:number-columns-repeated="9"/>
          <table:table-cell office:value-type="float" office:value="2798" calcext:value-type="float">
            <text:p>2,798</text:p>
          </table:table-cell>
          <table:table-cell office:value-type="float" office:value="2943" calcext:value-type="float">
            <text:p>2,943</text:p>
          </table:table-cell>
          <table:table-cell office:value-type="float" office:value="-2721" calcext:value-type="float">
            <text:p>-2,7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unearned R</text:p>
          </table:table-cell>
          <table:table-cell table:number-columns-repeated="4"/>
          <table:table-cell office:value-type="float" office:value="-2885" calcext:value-type="float">
            <text:p>-2,885</text:p>
          </table:table-cell>
          <table:table-cell office:value-type="float" office:value="-4343" calcext:value-type="float">
            <text:p>-4,343</text:p>
          </table:table-cell>
          <table:table-cell office:value-type="float" office:value="-209" calcext:value-type="float">
            <text:p>-209</text:p>
          </table:table-cell>
          <table:table-cell/>
          <table:table-cell office:value-type="float" office:value="-3322" calcext:value-type="float">
            <text:p>-3,322</text:p>
          </table:table-cell>
          <table:table-cell office:value-type="float" office:value="-5186" calcext:value-type="float">
            <text:p>-5,186</text:p>
          </table:table-cell>
          <table:table-cell office:value-type="float" office:value="-181" calcext:value-type="float">
            <text:p>-181</text:p>
          </table:table-cell>
          <table:table-cell table:number-columns-repeated="9"/>
          <table:table-cell office:value-type="float" office:value="4633" calcext:value-type="float">
            <text:p>4,633</text:p>
          </table:table-cell>
          <table:table-cell office:value-type="float" office:value="5109" calcext:value-type="float">
            <text:p>5,109</text:p>
          </table:table-cell>
          <table:table-cell office:value-type="float" office:value="5535" calcext:value-type="float">
            <text:p>5,5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Taxes</text:p>
          </table:table-cell>
          <table:table-cell table:number-columns-repeated="4"/>
          <table:table-cell office:value-type="float" office:value="2653" calcext:value-type="float">
            <text:p>2,653</text:p>
          </table:table-cell>
          <table:table-cell office:value-type="float" office:value="-2057" calcext:value-type="float">
            <text:p>-2,057</text:p>
          </table:table-cell>
          <table:table-cell office:value-type="float" office:value="1091" calcext:value-type="float">
            <text:p>1,09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-2863" calcext:value-type="float">
            <text:p>-2,863</text:p>
          </table:table-cell>
          <table:table-cell office:value-type="float" office:value="1414" calcext:value-type="float">
            <text:p>1,414</text:p>
          </table:table-cell>
          <table:table-cell table:number-columns-repeated="9"/>
          <table:table-cell office:value-type="float" office:value="-2309" calcext:value-type="float">
            <text:p>-2,309</text:p>
          </table:table-cell>
          <table:table-cell office:value-type="float" office:value="696" calcext:value-type="float">
            <text:p>696</text:p>
          </table:table-cell>
          <table:table-cell office:value-type="float" office:value="-358" calcext:value-type="float">
            <text:p>-3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her curr liabilities</text:p>
          </table:table-cell>
          <table:table-cell table:number-columns-repeated="4"/>
          <table:table-cell office:value-type="float" office:value="-4143" calcext:value-type="float">
            <text:p>-4,143</text:p>
          </table:table-cell>
          <table:table-cell office:value-type="float" office:value="1745" calcext:value-type="float">
            <text:p>1,745</text:p>
          </table:table-cell>
          <table:table-cell office:value-type="float" office:value="1287" calcext:value-type="float">
            <text:p>1,287</text:p>
          </table:table-cell>
          <table:table-cell/>
          <table:table-cell office:value-type="float" office:value="-4024" calcext:value-type="float">
            <text:p>-4,024</text:p>
          </table:table-cell>
          <table:table-cell office:value-type="float" office:value="1819" calcext:value-type="float">
            <text:p>1,819</text:p>
          </table:table-cell>
          <table:table-cell office:value-type="float" office:value="1715" calcext:value-type="float">
            <text:p>1,715</text:p>
          </table:table-cell>
          <table:table-cell table:number-columns-repeated="9"/>
          <table:table-cell office:value-type="float" office:value="4149" calcext:value-type="float">
            <text:p>4,149</text:p>
          </table:table-cell>
          <table:table-cell office:value-type="float" office:value="2344" calcext:value-type="float">
            <text:p>2,344</text:p>
          </table:table-cell>
          <table:table-cell office:value-type="float" office:value="2272" calcext:value-type="float">
            <text:p>2,2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g oter long term liabilities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402" calcext:value-type="float">
            <text:p>1,402</text:p>
          </table:table-cell>
          <table:table-cell office:value-type="float" office:value="825" calcext:value-type="float">
            <text:p>825</text:p>
          </table:table-cell>
          <table:table-cell office:value-type="float" office:value="553" calcext:value-type="float">
            <text:p>55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OCF</text:p>
          </table:table-cell>
          <table:table-cell table:style-name="ce4" table:number-columns-repeated="4"/>
          <table:table-cell table:style-name="ce7" table:formula="of:=+[.F29]+[.F30]+[.F31]+[.F32]+[.F33]+[.F34]+[.F35]+[.F36]+[.F37]+[.F38]+[.F39]+[.F40]+[.F41]+[.F42]" office:value-type="float" office:value="24540" calcext:value-type="float">
            <text:p>24,540</text:p>
          </table:table-cell>
          <table:table-cell table:style-name="ce7" table:formula="of:=+[.G29]+[.G30]+[.G31]+[.G32]+[.G33]+[.G34]+[.G35]+[.G36]+[.G37]+[.G38]+[.G39]+[.G40]+[.G41]+[.G42]" office:value-type="float" office:value="14480" calcext:value-type="float">
            <text:p>14,480</text:p>
          </table:table-cell>
          <table:table-cell table:style-name="ce7" table:formula="of:=+[.H29]+[.H30]+[.H31]+[.H32]+[.H33]+[.H34]+[.H35]+[.H36]+[.H37]+[.H38]+[.H39]+[.H40]+[.H41]+[.H42]" office:value-type="float" office:value="25386" calcext:value-type="float">
            <text:p>25,386</text:p>
          </table:table-cell>
          <table:table-cell table:style-name="ce4"/>
          <table:table-cell table:style-name="ce7" table:formula="of:=+[.J29]+[.J30]+[.J31]+[.J32]+[.J33]+[.J34]+[.J35]+[.J36]+[.J37]+[.J38]+[.J39]+[.J40]+[.J41]+[.J42]" office:value-type="float" office:value="23198" calcext:value-type="float">
            <text:p>23,198</text:p>
          </table:table-cell>
          <table:table-cell table:style-name="ce7" table:formula="of:=+[.K29]+[.K30]+[.K31]+[.K32]+[.K33]+[.K34]+[.K35]+[.K36]+[.K37]+[.K38]+[.K39]+[.K40]+[.K41]+[.K42]" office:value-type="float" office:value="11173" calcext:value-type="float">
            <text:p>11,173</text:p>
          </table:table-cell>
          <table:table-cell table:style-name="ce7" table:formula="of:=+[.L29]+[.L30]+[.L31]+[.L32]+[.L33]+[.L34]+[.L35]+[.L36]+[.L37]+[.L38]+[.L39]+[.L40]+[.L41]+[.L42]" office:value-type="float" office:value="24441" calcext:value-type="float">
            <text:p>24,441</text:p>
          </table:table-cell>
          <table:table-cell table:style-name="ce4" table:number-columns-repeated="9"/>
          <table:table-cell table:style-name="ce7" table:formula="of:=+[.V29]+[.V30]+[.V31]+[.V32]+[.V33]+[.V34]+[.V35]+[.V36]+[.V37]+[.V38]+[.V39]+[.V40]+[.V41]+[.V42]" office:value-type="float" office:value="76740" calcext:value-type="float">
            <text:p>76,740</text:p>
          </table:table-cell>
          <table:table-cell table:style-name="ce7" table:formula="of:=+[.W29]+[.W30]+[.W31]+[.W32]+[.W33]+[.W34]+[.W35]+[.W36]+[.W37]+[.W38]+[.W39]+[.W40]+[.W41]+[.W42]" office:value-type="float" office:value="89035" calcext:value-type="float">
            <text:p>89,035</text:p>
          </table:table-cell>
          <table:table-cell table:style-name="ce7" table:formula="of:=+[.X29]+[.X30]+[.X31]+[.X32]+[.X33]+[.X34]+[.X35]+[.X36]+[.X37]+[.X38]+[.X39]+[.X40]+[.X41]+[.X42]" office:value-type="float" office:value="87582" calcext:value-type="float">
            <text:p>87,582</text:p>
          </table:table-cell>
          <table:table-cell table:style-name="ce4" table:number-columns-repeated="1000"/>
        </table:table-row>
        <table:table-row table:style-name="ro1">
          <table:table-cell table:style-name="ce6" office:value-type="string" calcext:value-type="string">
            <text:p>Cash premium on debt exchange</text:p>
          </table:table-cell>
          <table:table-cell table:style-name="ce6"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6"/>
          <table:table-cell table:number-columns-repeated="3" table:style-name="ce8" office:value-type="float" office:value="0" calcext:value-type="float">
            <text:p>0</text:p>
          </table:table-cell>
          <table:table-cell table:style-name="ce6" table:number-columns-repeated="9"/>
          <table:table-cell table:style-name="ce8" office:value-type="float" office:value="-1754" calcext:value-type="float">
            <text:p>-1,75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Repayments debt</text:p>
          </table:table-cell>
          <table:table-cell table:number-columns-repeated="4"/>
          <table:table-cell office:value-type="float" office:value="-4826" calcext:value-type="float">
            <text:p>-4,826</text:p>
          </table:table-cell>
          <table:table-cell office:value-type="float" office:value="0" calcext:value-type="float">
            <text:p>0</text:p>
          </table:table-cell>
          <table:table-cell office:value-type="float" office:value="-4197" calcext:value-type="float">
            <text:p>-4,197</text:p>
          </table:table-cell>
          <table:table-cell/>
          <table:table-cell office:value-type="float" office:value="-1000" calcext:value-type="float">
            <text:p>-1,000</text:p>
          </table:table-cell>
          <table:table-cell office:value-type="float" office:value="-750" calcext:value-type="float">
            <text:p>-75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-3750" calcext:value-type="float">
            <text:p>-3,750</text:p>
          </table:table-cell>
          <table:table-cell office:value-type="float" office:value="-9023" calcext:value-type="float">
            <text:p>-9,023</text:p>
          </table:table-cell>
          <table:table-cell office:value-type="float" office:value="-2750" calcext:value-type="float">
            <text:p>-2,7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issued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291" calcext:value-type="float">
            <text:p>291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3" calcext:value-type="float">
            <text:p>243</text:p>
          </table:table-cell>
          <table:table-cell office:value-type="float" office:value="536" calcext:value-type="float">
            <text:p>536</text:p>
          </table:table-cell>
          <table:table-cell table:number-columns-repeated="9"/>
          <table:table-cell office:value-type="float" office:value="1693" calcext:value-type="float">
            <text:p>1,693</text:p>
          </table:table-cell>
          <table:table-cell office:value-type="float" office:value="1841" calcext:value-type="float">
            <text:p>1,841</text:p>
          </table:table-cell>
          <table:table-cell office:value-type="float" office:value="1866" calcext:value-type="float">
            <text:p>1,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repurchased</text:p>
          </table:table-cell>
          <table:table-cell table:number-columns-repeated="4"/>
          <table:table-cell office:value-type="float" office:value="-7684" calcext:value-type="float">
            <text:p>-7,684</text:p>
          </table:table-cell>
          <table:table-cell office:value-type="float" office:value="-7433" calcext:value-type="float">
            <text:p>-7,433</text:p>
          </table:table-cell>
          <table:table-cell office:value-type="float" office:value="-8822" calcext:value-type="float">
            <text:p>-8,822</text:p>
          </table:table-cell>
          <table:table-cell/>
          <table:table-cell office:value-type="float" office:value="-5573" calcext:value-type="float">
            <text:p>-5,573</text:p>
          </table:table-cell>
          <table:table-cell office:value-type="float" office:value="-5459" calcext:value-type="float">
            <text:p>-5,459</text:p>
          </table:table-cell>
          <table:table-cell office:value-type="float" office:value="-5509" calcext:value-type="float">
            <text:p>-5,509</text:p>
          </table:table-cell>
          <table:table-cell table:number-columns-repeated="9"/>
          <table:table-cell office:value-type="float" office:value="-27385" calcext:value-type="float">
            <text:p>-27,385</text:p>
          </table:table-cell>
          <table:table-cell office:value-type="float" office:value="-32696" calcext:value-type="float">
            <text:p>-32,696</text:p>
          </table:table-cell>
          <table:table-cell office:value-type="float" office:value="-22245" calcext:value-type="float">
            <text:p>-22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ock dividends paid</text:p>
          </table:table-cell>
          <table:table-cell table:number-columns-repeated="4"/>
          <table:table-cell office:value-type="float" office:value="-4206" calcext:value-type="float">
            <text:p>-4,206</text:p>
          </table:table-cell>
          <table:table-cell office:value-type="float" office:value="-4652" calcext:value-type="float">
            <text:p>-4,652</text:p>
          </table:table-cell>
          <table:table-cell office:value-type="float" office:value="-4645" calcext:value-type="float">
            <text:p>-4,645</text:p>
          </table:table-cell>
          <table:table-cell/>
          <table:table-cell office:value-type="float" office:value="-4621" calcext:value-type="float">
            <text:p>-4,621</text:p>
          </table:table-cell>
          <table:table-cell office:value-type="float" office:value="-5066" calcext:value-type="float">
            <text:p>-5,066</text:p>
          </table:table-cell>
          <table:table-cell office:value-type="float" office:value="-5059" calcext:value-type="float">
            <text:p>-5,059</text:p>
          </table:table-cell>
          <table:table-cell table:number-columns-repeated="9"/>
          <table:table-cell office:value-type="float" office:value="-16521" calcext:value-type="float">
            <text:p>-16,521</text:p>
          </table:table-cell>
          <table:table-cell office:value-type="float" office:value="-18135" calcext:value-type="float">
            <text:p>-18,135</text:p>
          </table:table-cell>
          <table:table-cell office:value-type="float" office:value="-19800" calcext:value-type="float">
            <text:p>-19,80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172" calcext:value-type="float">
            <text:p>-172</text:p>
          </table:table-cell>
          <table:table-cell office:value-type="float" office:value="-192" calcext:value-type="float">
            <text:p>-192</text:p>
          </table:table-cell>
          <table:table-cell office:value-type="float" office:value="-158" calcext:value-type="float">
            <text:p>-158</text:p>
          </table:table-cell>
          <table:table-cell/>
          <table:table-cell office:value-type="float" office:value="-264" calcext:value-type="float">
            <text:p>-264</text:p>
          </table:table-cell>
          <table:table-cell office:value-type="float" office:value="-317" calcext:value-type="float">
            <text:p>-317</text:p>
          </table:table-cell>
          <table:table-cell office:value-type="float" office:value="-258" calcext:value-type="float">
            <text:p>-258</text:p>
          </table:table-cell>
          <table:table-cell table:number-columns-repeated="9"/>
          <table:table-cell office:value-type="float" office:value="-769" calcext:value-type="float">
            <text:p>-769</text:p>
          </table:table-cell>
          <table:table-cell office:value-type="float" office:value="-863" calcext:value-type="float">
            <text:p>-863</text:p>
          </table:table-cell>
          <table:table-cell office:value-type="float" office:value="-1006" calcext:value-type="float">
            <text:p>-1,00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FCF</text:p>
          </table:table-cell>
          <table:table-cell table:style-name="ce4" table:number-columns-repeated="4"/>
          <table:table-cell table:style-name="ce7" table:formula="of:=+[.F45]+[.F46]+[.F47]+[.F48]+[.F49]+[.F44]" office:value-type="float" office:value="-16276" calcext:value-type="float">
            <text:p>-16,276</text:p>
          </table:table-cell>
          <table:table-cell table:style-name="ce7" table:formula="of:=+[.G45]+[.G46]+[.G47]+[.G48]+[.G49]+[.G44]" office:value-type="float" office:value="-11986" calcext:value-type="float">
            <text:p>-11,986</text:p>
          </table:table-cell>
          <table:table-cell table:style-name="ce7" table:formula="of:=+[.H45]+[.H46]+[.H47]+[.H48]+[.H49]+[.H44]" office:value-type="float" office:value="-17345" calcext:value-type="float">
            <text:p>-17,345</text:p>
          </table:table-cell>
          <table:table-cell table:style-name="ce4"/>
          <table:table-cell table:style-name="ce7" table:formula="of:=+[.J45]+[.J46]+[.J47]+[.J48]+[.J49]+[.J44]" office:value-type="float" office:value="-10883" calcext:value-type="float">
            <text:p>-10,883</text:p>
          </table:table-cell>
          <table:table-cell table:style-name="ce7" table:formula="of:=+[.K45]+[.K46]+[.K47]+[.K48]+[.K49]+[.K44]" office:value-type="float" office:value="-11349" calcext:value-type="float">
            <text:p>-11,349</text:p>
          </table:table-cell>
          <table:table-cell table:style-name="ce7" table:formula="of:=+[.L45]+[.L46]+[.L47]+[.L48]+[.L49]+[.L44]" office:value-type="float" office:value="-10290" calcext:value-type="float">
            <text:p>-10,290</text:p>
          </table:table-cell>
          <table:table-cell table:style-name="ce4" table:number-columns-repeated="9"/>
          <table:table-cell table:style-name="ce7" table:formula="of:=+[.V45]+[.V46]+[.V47]+[.V48]+[.V49]+[.V44]" office:value-type="float" office:value="-48486" calcext:value-type="float">
            <text:p>-48,486</text:p>
          </table:table-cell>
          <table:table-cell table:style-name="ce7" table:formula="of:=+[.W45]+[.W46]+[.W47]+[.W48]+[.W49]+[.W44]" office:value-type="float" office:value="-58876" calcext:value-type="float">
            <text:p>-58,876</text:p>
          </table:table-cell>
          <table:table-cell table:style-name="ce7" table:formula="of:=+[.X45]+[.X46]+[.X47]+[.X48]+[.X49]+[.X44]" office:value-type="float" office:value="-43935" calcext:value-type="float">
            <text:p>-43,935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additions property &amp; equipments</text:p>
          </table:table-cell>
          <table:table-cell table:number-columns-repeated="4"/>
          <table:table-cell office:value-type="float" office:value="-5810" calcext:value-type="float">
            <text:p>-5,810</text:p>
          </table:table-cell>
          <table:table-cell office:value-type="float" office:value="-5865" calcext:value-type="float">
            <text:p>-5,865</text:p>
          </table:table-cell>
          <table:table-cell office:value-type="float" office:value="-5340" calcext:value-type="float">
            <text:p>-5,340</text:p>
          </table:table-cell>
          <table:table-cell/>
          <table:table-cell office:value-type="float" office:value="-6283" calcext:value-type="float">
            <text:p>-6,283</text:p>
          </table:table-cell>
          <table:table-cell office:value-type="float" office:value="-6274" calcext:value-type="float">
            <text:p>-6,274</text:p>
          </table:table-cell>
          <table:table-cell office:value-type="float" office:value="-6607" calcext:value-type="float">
            <text:p>-6,607</text:p>
          </table:table-cell>
          <table:table-cell table:number-columns-repeated="9"/>
          <table:table-cell office:value-type="float" office:value="-20622" calcext:value-type="float">
            <text:p>-20,622</text:p>
          </table:table-cell>
          <table:table-cell office:value-type="float" office:value="-23886" calcext:value-type="float">
            <text:p>-23,886</text:p>
          </table:table-cell>
          <table:table-cell office:value-type="float" office:value="-28107" calcext:value-type="float">
            <text:p>-28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quisition companies cash intangibles</text:p>
          </table:table-cell>
          <table:table-cell table:number-columns-repeated="4"/>
          <table:table-cell office:value-type="float" office:value="-1206" calcext:value-type="float">
            <text:p>-1,206</text:p>
          </table:table-cell>
          <table:table-cell office:value-type="float" office:value="-850" calcext:value-type="float">
            <text:p>-850</text:p>
          </table:table-cell>
          <table:table-cell office:value-type="float" office:value="-18719" calcext:value-type="float">
            <text:p>-18,719</text:p>
          </table:table-cell>
          <table:table-cell/>
          <table:table-cell office:value-type="float" office:value="-349" calcext:value-type="float">
            <text:p>-349</text:p>
          </table:table-cell>
          <table:table-cell office:value-type="float" office:value="-679" calcext:value-type="float">
            <text:p>-679</text:p>
          </table:table-cell>
          <table:table-cell office:value-type="float" office:value="-301" calcext:value-type="float">
            <text:p>-301</text:p>
          </table:table-cell>
          <table:table-cell table:number-columns-repeated="9"/>
          <table:table-cell office:value-type="float" office:value="-8909" calcext:value-type="float">
            <text:p>-8,909</text:p>
          </table:table-cell>
          <table:table-cell office:value-type="float" office:value="-22038" calcext:value-type="float">
            <text:p>-22,038</text:p>
          </table:table-cell>
          <table:table-cell office:value-type="float" office:value="-1670" calcext:value-type="float">
            <text:p>-1,670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Purchases investments</text:p>
          </table:table-cell>
          <table:table-cell table:style-name="ce6" table:number-columns-repeated="4"/>
          <table:table-cell table:style-name="ce8" office:value-type="float" office:value="-10309" calcext:value-type="float">
            <text:p>-10,309</text:p>
          </table:table-cell>
          <table:table-cell table:style-name="ce8" office:value-type="float" office:value="-2505" calcext:value-type="float">
            <text:p>-2,505</text:p>
          </table:table-cell>
          <table:table-cell table:style-name="ce8" office:value-type="float" office:value="-8723" calcext:value-type="float">
            <text:p>-8,723</text:p>
          </table:table-cell>
          <table:table-cell table:style-name="ce6"/>
          <table:table-cell table:style-name="ce8" office:value-type="float" office:value="-5013" calcext:value-type="float">
            <text:p>-5,013</text:p>
          </table:table-cell>
          <table:table-cell table:style-name="ce8" office:value-type="float" office:value="-11599" calcext:value-type="float">
            <text:p>-11,599</text:p>
          </table:table-cell>
          <table:table-cell table:style-name="ce8" office:value-type="float" office:value="-9063" calcext:value-type="float">
            <text:p>-9,063</text:p>
          </table:table-cell>
          <table:table-cell table:style-name="ce6" table:number-columns-repeated="9"/>
          <table:table-cell table:style-name="ce8" office:value-type="float" office:value="-62924" calcext:value-type="float">
            <text:p>-62,924</text:p>
          </table:table-cell>
          <table:table-cell table:style-name="ce8" office:value-type="float" office:value="-26456" calcext:value-type="float">
            <text:p>-26,456</text:p>
          </table:table-cell>
          <table:table-cell table:style-name="ce8" office:value-type="float" office:value="-37651" calcext:value-type="float">
            <text:p>-37,651</text:p>
          </table:table-cell>
          <table:table-cell table:style-name="ce6" table:number-columns-repeated="1000"/>
        </table:table-row>
        <table:table-row table:style-name="ro1">
          <table:table-cell office:value-type="string" calcext:value-type="string">
            <text:p>maturities of investments</text:p>
          </table:table-cell>
          <table:table-cell table:number-columns-repeated="4"/>
          <table:table-cell office:value-type="float" office:value="8862" calcext:value-type="float">
            <text:p>8,862</text:p>
          </table:table-cell>
          <table:table-cell office:value-type="float" office:value="5253" calcext:value-type="float">
            <text:p>5,253</text:p>
          </table:table-cell>
          <table:table-cell office:value-type="float" office:value="1099" calcext:value-type="float">
            <text:p>1,099</text:p>
          </table:table-cell>
          <table:table-cell/>
          <table:table-cell office:value-type="float" office:value="6662" calcext:value-type="float">
            <text:p>6,662</text:p>
          </table:table-cell>
          <table:table-cell office:value-type="float" office:value="6928" calcext:value-type="float">
            <text:p>6,928</text:p>
          </table:table-cell>
          <table:table-cell office:value-type="float" office:value="13154" calcext:value-type="float">
            <text:p>13,154</text:p>
          </table:table-cell>
          <table:table-cell table:number-columns-repeated="9"/>
          <table:table-cell office:value-type="float" office:value="51792" calcext:value-type="float">
            <text:p>51,792</text:p>
          </table:table-cell>
          <table:table-cell office:value-type="float" office:value="16451" calcext:value-type="float">
            <text:p>16,451</text:p>
          </table:table-cell>
          <table:table-cell office:value-type="float" office:value="33510" calcext:value-type="float">
            <text:p>33,5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les of investments</text:p>
          </table:table-cell>
          <table:table-cell table:number-columns-repeated="4"/>
          <table:table-cell office:value-type="float" office:value="5630" calcext:value-type="float">
            <text:p>5,630</text:p>
          </table:table-cell>
          <table:table-cell office:value-type="float" office:value="2895" calcext:value-type="float">
            <text:p>2,895</text:p>
          </table:table-cell>
          <table:table-cell office:value-type="float" office:value="16693" calcext:value-type="float">
            <text:p>16,693</text:p>
          </table:table-cell>
          <table:table-cell/>
          <table:table-cell office:value-type="float" office:value="2711" calcext:value-type="float">
            <text:p>2,711</text:p>
          </table:table-cell>
          <table:table-cell office:value-type="float" office:value="4775" calcext:value-type="float">
            <text:p>4,775</text:p>
          </table:table-cell>
          <table:table-cell office:value-type="float" office:value="1239" calcext:value-type="float">
            <text:p>1,239</text:p>
          </table:table-cell>
          <table:table-cell table:number-columns-repeated="9"/>
          <table:table-cell office:value-type="float" office:value="14008" calcext:value-type="float">
            <text:p>14,008</text:p>
          </table:table-cell>
          <table:table-cell office:value-type="float" office:value="28443" calcext:value-type="float">
            <text:p>28,443</text:p>
          </table:table-cell>
          <table:table-cell office:value-type="float" office:value="14354" calcext:value-type="float">
            <text:p>14,3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/>
          <table:table-cell office:value-type="float" office:value="-417" calcext:value-type="float">
            <text:p>-417</text:p>
          </table:table-cell>
          <table:table-cell office:value-type="float" office:value="-89" calcext:value-type="float">
            <text:p>-89</text:p>
          </table:table-cell>
          <table:table-cell office:value-type="float" office:value="-1181" calcext:value-type="float">
            <text:p>-1,181</text:p>
          </table:table-cell>
          <table:table-cell/>
          <table:table-cell office:value-type="float" office:value="-860" calcext:value-type="float">
            <text:p>-860</text:p>
          </table:table-cell>
          <table:table-cell office:value-type="float" office:value="-301" calcext:value-type="float">
            <text:p>-301</text:p>
          </table:table-cell>
          <table:table-cell office:value-type="float" office:value="-1686" calcext:value-type="float">
            <text:p>-1,686</text:p>
          </table:table-cell>
          <table:table-cell table:number-columns-repeated="9"/>
          <table:table-cell office:value-type="float" office:value="-922" calcext:value-type="float">
            <text:p>-922</text:p>
          </table:table-cell>
          <table:table-cell office:value-type="float" office:value="-2825" calcext:value-type="float">
            <text:p>-2,825</text:p>
          </table:table-cell>
          <table:table-cell office:value-type="float" office:value="-3116" calcext:value-type="float">
            <text:p>-3,116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ICF</text:p>
          </table:table-cell>
          <table:table-cell table:style-name="ce4" table:number-columns-repeated="4"/>
          <table:table-cell table:style-name="ce7" table:formula="of:=+[.F51]+[.F52]+[.F53]+[.F54]+[.F55]+[.F56]" office:value-type="float" office:value="-3250" calcext:value-type="float">
            <text:p>-3,250</text:p>
          </table:table-cell>
          <table:table-cell table:style-name="ce7" table:formula="of:=+[.G51]+[.G52]+[.G53]+[.G54]+[.G55]+[.G56]" office:value-type="float" office:value="-1161" calcext:value-type="float">
            <text:p>-1,161</text:p>
          </table:table-cell>
          <table:table-cell table:style-name="ce7" table:formula="of:=+[.H51]+[.H52]+[.H53]+[.H54]+[.H55]+[.H56]" office:value-type="float" office:value="-16171" calcext:value-type="float">
            <text:p>-16,171</text:p>
          </table:table-cell>
          <table:table-cell table:style-name="ce4"/>
          <table:table-cell table:style-name="ce7" table:formula="of:=+[.J51]+[.J52]+[.J53]+[.J54]+[.J55]+[.J56]" office:value-type="float" office:value="-3132" calcext:value-type="float">
            <text:p>-3,132</text:p>
          </table:table-cell>
          <table:table-cell table:style-name="ce7" table:formula="of:=+[.K51]+[.K52]+[.K53]+[.K54]+[.K55]+[.K56]" office:value-type="float" office:value="-7150" calcext:value-type="float">
            <text:p>-7,150</text:p>
          </table:table-cell>
          <table:table-cell table:style-name="ce7" table:formula="of:=+[.L51]+[.L52]+[.L53]+[.L54]+[.L55]+[.L56]" office:value-type="float" office:value="-3264" calcext:value-type="float">
            <text:p>-3,264</text:p>
          </table:table-cell>
          <table:table-cell table:style-name="ce4" table:number-columns-repeated="9"/>
          <table:table-cell table:style-name="ce7" table:formula="of:=+[.V51]+[.V52]+[.V53]+[.V54]+[.V55]+[.V56]" office:value-type="float" office:value="-27577" calcext:value-type="float">
            <text:p>-27,577</text:p>
          </table:table-cell>
          <table:table-cell table:style-name="ce7" table:formula="of:=+[.W51]+[.W52]+[.W53]+[.W54]+[.W55]+[.W56]" office:value-type="float" office:value="-30311" calcext:value-type="float">
            <text:p>-30,311</text:p>
          </table:table-cell>
          <table:table-cell table:style-name="ce7" table:formula="of:=+[.X51]+[.X52]+[.X53]+[.X54]+[.X55]+[.X56]" office:value-type="float" office:value="-22680" calcext:value-type="float">
            <text:p>-22,680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FX effect</text:p>
          </table:table-cell>
          <table:table-cell table:number-columns-repeated="4"/>
          <table:table-cell office:value-type="float" office:value="-73" calcext:value-type="float">
            <text:p>-73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230" calcext:value-type="float">
            <text:p>-230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Change in cash</text:p>
          </table:table-cell>
          <table:table-cell table:style-name="ce4" table:number-columns-repeated="4"/>
          <table:table-cell table:style-name="ce7" table:formula="of:=+[.F43]+[.F50]+[.F57]+[.F58]" office:value-type="float" office:value="4941" calcext:value-type="float">
            <text:p>4,941</text:p>
          </table:table-cell>
          <table:table-cell table:style-name="ce7" table:formula="of:=+[.G43]+[.G50]+[.G57]+[.G58]" office:value-type="float" office:value="1439" calcext:value-type="float">
            <text:p>1,439</text:p>
          </table:table-cell>
          <table:table-cell table:style-name="ce7" table:formula="of:=+[.H43]+[.H50]+[.H57]+[.H58]" office:value-type="float" office:value="-8106" calcext:value-type="float">
            <text:p>-8,106</text:p>
          </table:table-cell>
          <table:table-cell table:style-name="ce4"/>
          <table:table-cell table:style-name="ce7" table:formula="of:=+[.J43]+[.J50]+[.J57]+[.J58]" office:value-type="float" office:value="8953" calcext:value-type="float">
            <text:p>8,953</text:p>
          </table:table-cell>
          <table:table-cell table:style-name="ce7" table:formula="of:=+[.K43]+[.K50]+[.K57]+[.K58]" office:value-type="float" office:value="-7238" calcext:value-type="float">
            <text:p>-7,238</text:p>
          </table:table-cell>
          <table:table-cell table:style-name="ce7" table:formula="of:=+[.L43]+[.L50]+[.L57]+[.L58]" office:value-type="float" office:value="10916" calcext:value-type="float">
            <text:p>10,916</text:p>
          </table:table-cell>
          <table:table-cell table:style-name="ce4" table:number-columns-repeated="9"/>
          <table:table-cell table:style-name="ce7" table:formula="of:=+[.V43]+[.V50]+[.V57]+[.V58]" office:value-type="float" office:value="648" calcext:value-type="float">
            <text:p>648</text:p>
          </table:table-cell>
          <table:table-cell table:style-name="ce7" table:formula="of:=+[.W43]+[.W50]+[.W57]+[.W58]" office:value-type="float" office:value="-293" calcext:value-type="float">
            <text:p>-293</text:p>
          </table:table-cell>
          <table:table-cell table:style-name="ce7" table:formula="of:=+[.X43]+[.X50]+[.X57]+[.X58]" office:value-type="float" office:value="20773" calcext:value-type="float">
            <text:p>20,773</text:p>
          </table:table-cell>
          <table:table-cell table:style-name="ce4"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00:38:14.804066732</dc:date>
    <meta:editing-duration>PT41M55S</meta:editing-duration>
    <meta:editing-cycles>8</meta:editing-cycles>
    <meta:generator>LibreOffice/7.3.7.2$Linux_X86_64 LibreOffice_project/30$Build-2</meta:generator>
    <meta:document-statistic meta:table-count="2" meta:cell-count="599" meta:object-count="0"/>
  </office:meta>
</office:document-meta>
</file>